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Электросчетчики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/>
          <table:table-cell office:value-type="float" office:value="24448605" calcext:value-type="float">
            <text:p>244486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</text:p>
          </table:table-cell>
          <table:table-cell/>
          <table:table-cell office:value-type="float" office:value="24430263" calcext:value-type="float">
            <text:p>244302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24431788" calcext:value-type="float">
            <text:p>2443178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4</text:p>
          </table:table-cell>
          <table:table-cell/>
          <table:table-cell office:value-type="float" office:value="24432609" calcext:value-type="float">
            <text:p>244326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5</text:p>
          </table:table-cell>
          <table:table-cell/>
          <table:table-cell office:value-type="float" office:value="24431564" calcext:value-type="float">
            <text:p>2443156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/>
          <table:table-cell office:value-type="float" office:value="24431618" calcext:value-type="float">
            <text:p>244316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7</text:p>
          </table:table-cell>
          <table:table-cell/>
          <table:table-cell office:value-type="float" office:value="24431579" calcext:value-type="float">
            <text:p>244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8</text:p>
          </table:table-cell>
          <table:table-cell/>
          <table:table-cell office:value-type="float" office:value="24431516" calcext:value-type="float">
            <text:p>244315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9</text:p>
          </table:table-cell>
          <table:table-cell/>
          <table:table-cell office:value-type="float" office:value="24431515" calcext:value-type="float">
            <text:p>244315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10</text:p>
          </table:table-cell>
          <table:table-cell/>
          <table:table-cell office:value-type="float" office:value="24431616" calcext:value-type="float">
            <text:p>244316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1</text:p>
          </table:table-cell>
          <table:table-cell/>
          <table:table-cell office:value-type="float" office:value="24431619" calcext:value-type="float">
            <text:p>2443161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2</text:p>
          </table:table-cell>
          <table:table-cell/>
          <table:table-cell office:value-type="float" office:value="24431523" calcext:value-type="float">
            <text:p>2443152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3</text:p>
          </table:table-cell>
          <table:table-cell/>
          <table:table-cell office:value-type="float" office:value="24431607" calcext:value-type="float">
            <text:p>2443160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4</text:p>
          </table:table-cell>
          <table:table-cell/>
          <table:table-cell office:value-type="float" office:value="24431514" calcext:value-type="float">
            <text:p>244315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5</text:p>
          </table:table-cell>
          <table:table-cell/>
          <table:table-cell office:value-type="float" office:value="24448057" calcext:value-type="float">
            <text:p>2444805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6</text:p>
          </table:table-cell>
          <table:table-cell/>
          <table:table-cell office:value-type="float" office:value="24448312" calcext:value-type="float">
            <text:p>2444831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17</text:p>
          </table:table-cell>
          <table:table-cell/>
          <table:table-cell office:value-type="float" office:value="24447834" calcext:value-type="float">
            <text:p>2444783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18</text:p>
          </table:table-cell>
          <table:table-cell/>
          <table:table-cell office:value-type="float" office:value="24447873" calcext:value-type="float">
            <text:p>2444787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19</text:p>
          </table:table-cell>
          <table:table-cell/>
          <table:table-cell office:value-type="float" office:value="24448451" calcext:value-type="float">
            <text:p>2444845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20</text:p>
          </table:table-cell>
          <table:table-cell/>
          <table:table-cell office:value-type="float" office:value="24447942" calcext:value-type="float">
            <text:p>244479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21</text:p>
          </table:table-cell>
          <table:table-cell/>
          <table:table-cell office:value-type="float" office:value="24448035" calcext:value-type="float">
            <text:p>2444803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22</text:p>
          </table:table-cell>
          <table:table-cell/>
          <table:table-cell office:value-type="float" office:value="24447891" calcext:value-type="float">
            <text:p>2444789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23</text:p>
          </table:table-cell>
          <table:table-cell/>
          <table:table-cell office:value-type="float" office:value="24435719" calcext:value-type="float">
            <text:p>2443571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24</text:p>
          </table:table-cell>
          <table:table-cell/>
          <table:table-cell office:value-type="float" office:value="24448463" calcext:value-type="float">
            <text:p>2444846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25</text:p>
          </table:table-cell>
          <table:table-cell/>
          <table:table-cell office:value-type="float" office:value="24432613" calcext:value-type="float">
            <text:p>2443261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26</text:p>
          </table:table-cell>
          <table:table-cell/>
          <table:table-cell office:value-type="float" office:value="24432529" calcext:value-type="float">
            <text:p>2443252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27</text:p>
          </table:table-cell>
          <table:table-cell/>
          <table:table-cell office:value-type="float" office:value="24432551" calcext:value-type="float">
            <text:p>2443255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8</text:p>
          </table:table-cell>
          <table:table-cell/>
          <table:table-cell office:value-type="float" office:value="24432556" calcext:value-type="float">
            <text:p>2443255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29</text:p>
          </table:table-cell>
          <table:table-cell/>
          <table:table-cell office:value-type="float" office:value="24431697" calcext:value-type="float">
            <text:p>2443169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30</text:p>
          </table:table-cell>
          <table:table-cell/>
          <table:table-cell office:value-type="float" office:value="24432629" calcext:value-type="float">
            <text:p>2443262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31</text:p>
          </table:table-cell>
          <table:table-cell/>
          <table:table-cell office:value-type="float" office:value="24431766" calcext:value-type="float">
            <text:p>2443176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32</text:p>
          </table:table-cell>
          <table:table-cell/>
          <table:table-cell office:value-type="float" office:value="24432618" calcext:value-type="float">
            <text:p>2443261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33</text:p>
          </table:table-cell>
          <table:table-cell/>
          <table:table-cell office:value-type="float" office:value="24448630" calcext:value-type="float">
            <text:p>2444863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34</text:p>
          </table:table-cell>
          <table:table-cell/>
          <table:table-cell office:value-type="float" office:value="24448614" calcext:value-type="float">
            <text:p>2444861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35</text:p>
          </table:table-cell>
          <table:table-cell/>
          <table:table-cell office:value-type="float" office:value="24432500" calcext:value-type="float">
            <text:p>244325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36</text:p>
          </table:table-cell>
          <table:table-cell/>
          <table:table-cell office:value-type="float" office:value="24432528" calcext:value-type="float">
            <text:p>2443252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37</text:p>
          </table:table-cell>
          <table:table-cell/>
          <table:table-cell office:value-type="float" office:value="24431509" calcext:value-type="float">
            <text:p>2443150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38</text:p>
          </table:table-cell>
          <table:table-cell/>
          <table:table-cell office:value-type="float" office:value="24430318" calcext:value-type="float">
            <text:p>2443031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39</text:p>
          </table:table-cell>
          <table:table-cell/>
          <table:table-cell office:value-type="float" office:value="24432509" calcext:value-type="float">
            <text:p>244325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40</text:p>
          </table:table-cell>
          <table:table-cell/>
          <table:table-cell office:value-type="float" office:value="24432596" calcext:value-type="float">
            <text:p>2443259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41</text:p>
          </table:table-cell>
          <table:table-cell/>
          <table:table-cell office:value-type="float" office:value="24432568" calcext:value-type="float">
            <text:p>2443256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42</text:p>
          </table:table-cell>
          <table:table-cell/>
          <table:table-cell office:value-type="float" office:value="24432569" calcext:value-type="float">
            <text:p>2443256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43</text:p>
          </table:table-cell>
          <table:table-cell/>
          <table:table-cell office:value-type="float" office:value="24432612" calcext:value-type="float">
            <text:p>2443261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44</text:p>
          </table:table-cell>
          <table:table-cell/>
          <table:table-cell office:value-type="float" office:value="24432547" calcext:value-type="float">
            <text:p>2443254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45</text:p>
          </table:table-cell>
          <table:table-cell/>
          <table:table-cell office:value-type="float" office:value="24432553" calcext:value-type="float">
            <text:p>2443255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46</text:p>
          </table:table-cell>
          <table:table-cell/>
          <table:table-cell office:value-type="float" office:value="24432563" calcext:value-type="float">
            <text:p>244325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47</text:p>
          </table:table-cell>
          <table:table-cell/>
          <table:table-cell office:value-type="float" office:value="24432826" calcext:value-type="float">
            <text:p>24432826</text:p>
          </table:table-cell>
          <table:table-cell table:number-columns-repeated="3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M48</text:p>
          </table:table-cell>
          <table:table-cell/>
          <table:table-cell office:value-type="float" office:value="24434906" calcext:value-type="float">
            <text:p>24434906</text:p>
          </table:table-cell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49</text:p>
          </table:table-cell>
          <table:table-cell/>
          <table:table-cell office:value-type="float" office:value="24432774" calcext:value-type="float">
            <text:p>244327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50</text:p>
          </table:table-cell>
          <table:table-cell/>
          <table:table-cell office:value-type="float" office:value="24432753" calcext:value-type="float">
            <text:p>2443275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51</text:p>
          </table:table-cell>
          <table:table-cell/>
          <table:table-cell office:value-type="float" office:value="24432843" calcext:value-type="float">
            <text:p>24432843</text:p>
          </table:table-cell>
          <table:table-cell table:number-columns-repeated="3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M52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53</text:p>
          </table:table-cell>
          <table:table-cell/>
          <table:table-cell office:value-type="float" office:value="24432831" calcext:value-type="float">
            <text:p>2443283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54</text:p>
          </table:table-cell>
          <table:table-cell/>
          <table:table-cell office:value-type="float" office:value="24432850" calcext:value-type="float">
            <text:p>2443285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55</text:p>
          </table:table-cell>
          <table:table-cell/>
          <table:table-cell office:value-type="float" office:value="24432832" calcext:value-type="float">
            <text:p>2443283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56</text:p>
          </table:table-cell>
          <table:table-cell/>
          <table:table-cell office:value-type="float" office:value="24432844" calcext:value-type="float">
            <text:p>2443284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57</text:p>
          </table:table-cell>
          <table:table-cell/>
          <table:table-cell office:value-type="float" office:value="24448596" calcext:value-type="float">
            <text:p>2444859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58</text:p>
          </table:table-cell>
          <table:table-cell/>
          <table:table-cell office:value-type="float" office:value="24447860" calcext:value-type="float">
            <text:p>2444786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59</text:p>
          </table:table-cell>
          <table:table-cell/>
          <table:table-cell office:value-type="float" office:value="24430261" calcext:value-type="float">
            <text:p>2443026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60</text:p>
          </table:table-cell>
          <table:table-cell/>
          <table:table-cell office:value-type="float" office:value="24448599" calcext:value-type="float">
            <text:p>2444859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61</text:p>
          </table:table-cell>
          <table:table-cell/>
          <table:table-cell office:value-type="float" office:value="24448638" calcext:value-type="float">
            <text:p>2444863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62</text:p>
          </table:table-cell>
          <table:table-cell/>
          <table:table-cell office:value-type="float" office:value="24448597" calcext:value-type="float">
            <text:p>24448597</text:p>
          </table:table-cell>
          <table:table-cell table:number-columns-repeated="3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M63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64</text:p>
          </table:table-cell>
          <table:table-cell/>
          <table:table-cell office:value-type="float" office:value="24448632" calcext:value-type="float">
            <text:p>2444863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65</text:p>
          </table:table-cell>
          <table:table-cell/>
          <table:table-cell office:value-type="float" office:value="24431699" calcext:value-type="float">
            <text:p>2443169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66</text:p>
          </table:table-cell>
          <table:table-cell/>
          <table:table-cell office:value-type="float" office:value="24431764" calcext:value-type="float">
            <text:p>2443176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67</text:p>
          </table:table-cell>
          <table:table-cell/>
          <table:table-cell office:value-type="float" office:value="24431755" calcext:value-type="float">
            <text:p>2443175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68</text:p>
          </table:table-cell>
          <table:table-cell/>
          <table:table-cell office:value-type="float" office:value="24432485" calcext:value-type="float">
            <text:p>2443248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69</text:p>
          </table:table-cell>
          <table:table-cell/>
          <table:table-cell office:value-type="float" office:value="24432616" calcext:value-type="float">
            <text:p>2443261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70</text:p>
          </table:table-cell>
          <table:table-cell/>
          <table:table-cell office:value-type="float" office:value="24432487" calcext:value-type="float">
            <text:p>2443248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71</text:p>
          </table:table-cell>
          <table:table-cell/>
          <table:table-cell office:value-type="float" office:value="24432635" calcext:value-type="float">
            <text:p>2443263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72</text:p>
          </table:table-cell>
          <table:table-cell/>
          <table:table-cell office:value-type="float" office:value="24431754" calcext:value-type="float">
            <text:p>2443175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73</text:p>
          </table:table-cell>
          <table:table-cell/>
          <table:table-cell office:value-type="float" office:value="24432604" calcext:value-type="float">
            <text:p>2443260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74</text:p>
          </table:table-cell>
          <table:table-cell/>
          <table:table-cell office:value-type="float" office:value="24432515" calcext:value-type="float">
            <text:p>244325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75</text:p>
          </table:table-cell>
          <table:table-cell/>
          <table:table-cell office:value-type="float" office:value="24432526" calcext:value-type="float">
            <text:p>2443252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76</text:p>
          </table:table-cell>
          <table:table-cell/>
          <table:table-cell office:value-type="float" office:value="24435703" calcext:value-type="float">
            <text:p>2443570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77</text:p>
          </table:table-cell>
          <table:table-cell/>
          <table:table-cell office:value-type="float" office:value="24432586" calcext:value-type="float">
            <text:p>2443258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78</text:p>
          </table:table-cell>
          <table:table-cell/>
          <table:table-cell office:value-type="float" office:value="24448628" calcext:value-type="float">
            <text:p>2444862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79</text:p>
          </table:table-cell>
          <table:table-cell/>
          <table:table-cell office:value-type="float" office:value="24448647" calcext:value-type="float">
            <text:p>2444864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80</text:p>
          </table:table-cell>
          <table:table-cell/>
          <table:table-cell office:value-type="float" office:value="24448625" calcext:value-type="float">
            <text:p>2444862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81</text:p>
          </table:table-cell>
          <table:table-cell/>
          <table:table-cell office:value-type="float" office:value="24431606" calcext:value-type="float">
            <text:p>2443160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82</text:p>
          </table:table-cell>
          <table:table-cell/>
          <table:table-cell office:value-type="float" office:value="24431537" calcext:value-type="float">
            <text:p>2443153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83</text:p>
          </table:table-cell>
          <table:table-cell/>
          <table:table-cell office:value-type="float" office:value="24431541" calcext:value-type="float">
            <text:p>2443154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84</text:p>
          </table:table-cell>
          <table:table-cell/>
          <table:table-cell office:value-type="float" office:value="24431608" calcext:value-type="float">
            <text:p>2443160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85</text:p>
          </table:table-cell>
          <table:table-cell/>
          <table:table-cell office:value-type="float" office:value="24448641" calcext:value-type="float">
            <text:p>2444864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86</text:p>
          </table:table-cell>
          <table:table-cell/>
          <table:table-cell office:value-type="float" office:value="24448621" calcext:value-type="float">
            <text:p>2444862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87</text:p>
          </table:table-cell>
          <table:table-cell/>
          <table:table-cell office:value-type="float" office:value="24430250" calcext:value-type="float">
            <text:p>2443025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88</text:p>
          </table:table-cell>
          <table:table-cell/>
          <table:table-cell office:value-type="float" office:value="24432565" calcext:value-type="float">
            <text:p>2443256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89</text:p>
          </table:table-cell>
          <table:table-cell/>
          <table:table-cell office:value-type="float" office:value="24432636" calcext:value-type="float">
            <text:p>2443263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90</text:p>
          </table:table-cell>
          <table:table-cell/>
          <table:table-cell office:value-type="float" office:value="24448595" calcext:value-type="float">
            <text:p>2444859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91</text:p>
          </table:table-cell>
          <table:table-cell/>
          <table:table-cell office:value-type="float" office:value="24430259" calcext:value-type="float">
            <text:p>2443025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92</text:p>
          </table:table-cell>
          <table:table-cell/>
          <table:table-cell office:value-type="float" office:value="24448629" calcext:value-type="float">
            <text:p>2444862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93</text:p>
          </table:table-cell>
          <table:table-cell/>
          <table:table-cell office:value-type="float" office:value="24432597" calcext:value-type="float">
            <text:p>2443259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94</text:p>
          </table:table-cell>
          <table:table-cell/>
          <table:table-cell office:value-type="float" office:value="24432564" calcext:value-type="float">
            <text:p>2443256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95</text:p>
          </table:table-cell>
          <table:table-cell/>
          <table:table-cell office:value-type="float" office:value="24430215" calcext:value-type="float">
            <text:p>2443021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96</text:p>
          </table:table-cell>
          <table:table-cell/>
          <table:table-cell office:value-type="float" office:value="24448651" calcext:value-type="float">
            <text:p>2444865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97</text:p>
          </table:table-cell>
          <table:table-cell/>
          <table:table-cell office:value-type="float" office:value="24432600" calcext:value-type="float">
            <text:p>244326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98</text:p>
          </table:table-cell>
          <table:table-cell/>
          <table:table-cell office:value-type="float" office:value="24432518" calcext:value-type="float">
            <text:p>2443251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99</text:p>
          </table:table-cell>
          <table:table-cell/>
          <table:table-cell office:value-type="float" office:value="24432479" calcext:value-type="float">
            <text:p>2443247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100</text:p>
          </table:table-cell>
          <table:table-cell/>
          <table:table-cell office:value-type="float" office:value="24431708" calcext:value-type="float">
            <text:p>2443170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101</text:p>
          </table:table-cell>
          <table:table-cell/>
          <table:table-cell office:value-type="float" office:value="24432507" calcext:value-type="float">
            <text:p>2443250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102</text:p>
          </table:table-cell>
          <table:table-cell/>
          <table:table-cell office:value-type="float" office:value="24431703" calcext:value-type="float">
            <text:p>2443170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103</text:p>
          </table:table-cell>
          <table:table-cell/>
          <table:table-cell office:value-type="float" office:value="24431752" calcext:value-type="float">
            <text:p>2443175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104</text:p>
          </table:table-cell>
          <table:table-cell/>
          <table:table-cell office:value-type="float" office:value="24432582" calcext:value-type="float">
            <text:p>2443258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105</text:p>
          </table:table-cell>
          <table:table-cell/>
          <table:table-cell office:value-type="float" office:value="24432578" calcext:value-type="float">
            <text:p>244325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106</text:p>
          </table:table-cell>
          <table:table-cell/>
          <table:table-cell office:value-type="float" office:value="24432559" calcext:value-type="float">
            <text:p>2443255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107</text:p>
          </table:table-cell>
          <table:table-cell/>
          <table:table-cell office:value-type="float" office:value="24432638" calcext:value-type="float">
            <text:p>2443263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108</text:p>
          </table:table-cell>
          <table:table-cell/>
          <table:table-cell office:value-type="float" office:value="24431702" calcext:value-type="float">
            <text:p>24431702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109</text:p>
          </table:table-cell>
          <table:table-cell/>
          <table:table-cell office:value-type="float" office:value="24432587" calcext:value-type="float">
            <text:p>2443258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110</text:p>
          </table:table-cell>
          <table:table-cell/>
          <table:table-cell office:value-type="float" office:value="24432619" calcext:value-type="float">
            <text:p>2443261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111</text:p>
          </table:table-cell>
          <table:table-cell/>
          <table:table-cell office:value-type="float" office:value="24432566" calcext:value-type="float">
            <text:p>2443256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112</text:p>
          </table:table-cell>
          <table:table-cell/>
          <table:table-cell office:value-type="float" office:value="24432561" calcext:value-type="float">
            <text:p>2443256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113</text:p>
          </table:table-cell>
          <table:table-cell/>
          <table:table-cell office:value-type="float" office:value="24432634" calcext:value-type="float">
            <text:p>2443263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114</text:p>
          </table:table-cell>
          <table:table-cell/>
          <table:table-cell office:value-type="float" office:value="24432506" calcext:value-type="float">
            <text:p>2443250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115</text:p>
          </table:table-cell>
          <table:table-cell/>
          <table:table-cell office:value-type="float" office:value="24431518" calcext:value-type="float">
            <text:p>2443151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116</text:p>
          </table:table-cell>
          <table:table-cell/>
          <table:table-cell office:value-type="float" office:value="24432550" calcext:value-type="float">
            <text:p>2443255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117</text:p>
          </table:table-cell>
          <table:table-cell/>
          <table:table-cell office:value-type="float" office:value="24432628" calcext:value-type="float">
            <text:p>2443262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118</text:p>
          </table:table-cell>
          <table:table-cell/>
          <table:table-cell office:value-type="float" office:value="24432496" calcext:value-type="float">
            <text:p>2443249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119</text:p>
          </table:table-cell>
          <table:table-cell/>
          <table:table-cell office:value-type="float" office:value="24432513" calcext:value-type="float">
            <text:p>2443251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120</text:p>
          </table:table-cell>
          <table:table-cell/>
          <table:table-cell office:value-type="float" office:value="24431761" calcext:value-type="float">
            <text:p>2443176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121</text:p>
          </table:table-cell>
          <table:table-cell/>
          <table:table-cell office:value-type="float" office:value="24448251" calcext:value-type="float">
            <text:p>2444825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122</text:p>
          </table:table-cell>
          <table:table-cell/>
          <table:table-cell office:value-type="float" office:value="24448325" calcext:value-type="float">
            <text:p>2444832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123</text:p>
          </table:table-cell>
          <table:table-cell/>
          <table:table-cell office:value-type="float" office:value="24448264" calcext:value-type="float">
            <text:p>2444826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124</text:p>
          </table:table-cell>
          <table:table-cell/>
          <table:table-cell office:value-type="float" office:value="24448259" calcext:value-type="float">
            <text:p>2444825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125</text:p>
          </table:table-cell>
          <table:table-cell/>
          <table:table-cell office:value-type="float" office:value="24448242" calcext:value-type="float">
            <text:p>24448242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126</text:p>
          </table:table-cell>
          <table:table-cell/>
          <table:table-cell office:value-type="float" office:value="24448235" calcext:value-type="float">
            <text:p>2444823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127</text:p>
          </table:table-cell>
          <table:table-cell/>
          <table:table-cell office:value-type="float" office:value="24448252" calcext:value-type="float">
            <text:p>2444825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128</text:p>
          </table:table-cell>
          <table:table-cell/>
          <table:table-cell office:value-type="float" office:value="24448296" calcext:value-type="float">
            <text:p>24448296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129</text:p>
          </table:table-cell>
          <table:table-cell/>
          <table:table-cell office:value-type="float" office:value="24431573" calcext:value-type="float">
            <text:p>2443157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130</text:p>
          </table:table-cell>
          <table:table-cell/>
          <table:table-cell office:value-type="float" office:value="24431638" calcext:value-type="float">
            <text:p>24431638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131</text:p>
          </table:table-cell>
          <table:table-cell/>
          <table:table-cell office:value-type="float" office:value="24448277" calcext:value-type="float">
            <text:p>2444827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132</text:p>
          </table:table-cell>
          <table:table-cell/>
          <table:table-cell office:value-type="float" office:value="24431604" calcext:value-type="float">
            <text:p>2443160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133</text:p>
          </table:table-cell>
          <table:table-cell/>
          <table:table-cell office:value-type="float" office:value="24431630" calcext:value-type="float">
            <text:p>2443163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134</text:p>
          </table:table-cell>
          <table:table-cell/>
          <table:table-cell office:value-type="float" office:value="24432066" calcext:value-type="float">
            <text:p>2443206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135</text:p>
          </table:table-cell>
          <table:table-cell/>
          <table:table-cell office:value-type="float" office:value="24431621" calcext:value-type="float">
            <text:p>2443162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136</text:p>
          </table:table-cell>
          <table:table-cell/>
          <table:table-cell office:value-type="float" office:value="24431636" calcext:value-type="float">
            <text:p>2443163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137</text:p>
          </table:table-cell>
          <table:table-cell/>
          <table:table-cell office:value-type="float" office:value="24431633" calcext:value-type="float">
            <text:p>2443163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138</text:p>
          </table:table-cell>
          <table:table-cell/>
          <table:table-cell office:value-type="float" office:value="24421127" calcext:value-type="float">
            <text:p>24421127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139</text:p>
          </table:table-cell>
          <table:table-cell/>
          <table:table-cell office:value-type="float" office:value="24448386" calcext:value-type="float">
            <text:p>2444838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140</text:p>
          </table:table-cell>
          <table:table-cell/>
          <table:table-cell office:value-type="float" office:value="24448238" calcext:value-type="float">
            <text:p>24448238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141</text:p>
          </table:table-cell>
          <table:table-cell/>
          <table:table-cell office:value-type="float" office:value="24448338" calcext:value-type="float">
            <text:p>2444833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142</text:p>
          </table:table-cell>
          <table:table-cell/>
          <table:table-cell office:value-type="float" office:value="24448234" calcext:value-type="float">
            <text:p>2444823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143</text:p>
          </table:table-cell>
          <table:table-cell/>
          <table:table-cell office:value-type="float" office:value="24448280" calcext:value-type="float">
            <text:p>2444828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144</text:p>
          </table:table-cell>
          <table:table-cell/>
          <table:table-cell office:value-type="float" office:value="24446310" calcext:value-type="float">
            <text:p>2444631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145</text:p>
          </table:table-cell>
          <table:table-cell/>
          <table:table-cell office:value-type="float" office:value="24448380" calcext:value-type="float">
            <text:p>2444838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146</text:p>
          </table:table-cell>
          <table:table-cell/>
          <table:table-cell office:value-type="float" office:value="24448038" calcext:value-type="float">
            <text:p>2444803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147</text:p>
          </table:table-cell>
          <table:table-cell/>
          <table:table-cell office:value-type="float" office:value="24448249" calcext:value-type="float">
            <text:p>2444824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148</text:p>
          </table:table-cell>
          <table:table-cell/>
          <table:table-cell office:value-type="float" office:value="24448254" calcext:value-type="float">
            <text:p>2444825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149</text:p>
          </table:table-cell>
          <table:table-cell/>
          <table:table-cell office:value-type="float" office:value="24448241" calcext:value-type="float">
            <text:p>2444824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150</text:p>
          </table:table-cell>
          <table:table-cell/>
          <table:table-cell office:value-type="float" office:value="24431749" calcext:value-type="float">
            <text:p>2443174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151</text:p>
          </table:table-cell>
          <table:table-cell/>
          <table:table-cell office:value-type="float" office:value="24432598" calcext:value-type="float">
            <text:p>24432598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152</text:p>
          </table:table-cell>
          <table:table-cell/>
          <table:table-cell office:value-type="float" office:value="24432590" calcext:value-type="float">
            <text:p>2443259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153</text:p>
          </table:table-cell>
          <table:table-cell/>
          <table:table-cell office:value-type="float" office:value="24432573" calcext:value-type="float">
            <text:p>2443257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154</text:p>
          </table:table-cell>
          <table:table-cell/>
          <table:table-cell office:value-type="float" office:value="24432557" calcext:value-type="float">
            <text:p>24432557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155</text:p>
          </table:table-cell>
          <table:table-cell/>
          <table:table-cell office:value-type="float" office:value="24431760" calcext:value-type="float">
            <text:p>2443176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156</text:p>
          </table:table-cell>
          <table:table-cell/>
          <table:table-cell office:value-type="float" office:value="24432548" calcext:value-type="float">
            <text:p>24432548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157</text:p>
          </table:table-cell>
          <table:table-cell/>
          <table:table-cell office:value-type="float" office:value="24431525" calcext:value-type="float">
            <text:p>24431525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158</text:p>
          </table:table-cell>
          <table:table-cell/>
          <table:table-cell office:value-type="float" office:value="24432607" calcext:value-type="float">
            <text:p>24432607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159</text:p>
          </table:table-cell>
          <table:table-cell/>
          <table:table-cell office:value-type="float" office:value="24432588" calcext:value-type="float">
            <text:p>2443258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160</text:p>
          </table:table-cell>
          <table:table-cell/>
          <table:table-cell office:value-type="float" office:value="24431698" calcext:value-type="float">
            <text:p>24431698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161</text:p>
          </table:table-cell>
          <table:table-cell/>
          <table:table-cell office:value-type="float" office:value="24431655" calcext:value-type="float">
            <text:p>24431655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162</text:p>
          </table:table-cell>
          <table:table-cell/>
          <table:table-cell office:value-type="float" office:value="24432054" calcext:value-type="float">
            <text:p>2443205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163</text:p>
          </table:table-cell>
          <table:table-cell/>
          <table:table-cell office:value-type="float" office:value="24431652" calcext:value-type="float">
            <text:p>2443165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164</text:p>
          </table:table-cell>
          <table:table-cell/>
          <table:table-cell office:value-type="float" office:value="24432077" calcext:value-type="float">
            <text:p>2443207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165</text:p>
          </table:table-cell>
          <table:table-cell/>
          <table:table-cell office:value-type="float" office:value="24431736" calcext:value-type="float">
            <text:p>2443173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166</text:p>
          </table:table-cell>
          <table:table-cell/>
          <table:table-cell office:value-type="float" office:value="24432056" calcext:value-type="float">
            <text:p>2443205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167</text:p>
          </table:table-cell>
          <table:table-cell/>
          <table:table-cell office:value-type="float" office:value="24432121" calcext:value-type="float">
            <text:p>2443212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168</text:p>
          </table:table-cell>
          <table:table-cell/>
          <table:table-cell office:value-type="float" office:value="24432036" calcext:value-type="float">
            <text:p>2443203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169</text:p>
          </table:table-cell>
          <table:table-cell/>
          <table:table-cell office:value-type="float" office:value="24432126" calcext:value-type="float">
            <text:p>2443212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170</text:p>
          </table:table-cell>
          <table:table-cell/>
          <table:table-cell office:value-type="float" office:value="24431627" calcext:value-type="float">
            <text:p>24431627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171</text:p>
          </table:table-cell>
          <table:table-cell/>
          <table:table-cell office:value-type="float" office:value="24431609" calcext:value-type="float">
            <text:p>2443160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172</text:p>
          </table:table-cell>
          <table:table-cell/>
          <table:table-cell office:value-type="float" office:value="24431580" calcext:value-type="float">
            <text:p>2443158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173</text:p>
          </table:table-cell>
          <table:table-cell/>
          <table:table-cell office:value-type="float" office:value="24431626" calcext:value-type="float">
            <text:p>2443162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174</text:p>
          </table:table-cell>
          <table:table-cell/>
          <table:table-cell office:value-type="float" office:value="24430380" calcext:value-type="float">
            <text:p>2443038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175</text:p>
          </table:table-cell>
          <table:table-cell/>
          <table:table-cell office:value-type="float" office:value="24431629" calcext:value-type="float">
            <text:p>24431629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176</text:p>
          </table:table-cell>
          <table:table-cell/>
          <table:table-cell office:value-type="float" office:value="24431632" calcext:value-type="float">
            <text:p>24431632</text:p>
          </table:table-cell>
          <table:table-cell table:number-columns-repeated="3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M177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178</text:p>
          </table:table-cell>
          <table:table-cell/>
          <table:table-cell office:value-type="float" office:value="24431639" calcext:value-type="float">
            <text:p>24431639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179</text:p>
          </table:table-cell>
          <table:table-cell/>
          <table:table-cell office:value-type="float" office:value="24432062" calcext:value-type="float">
            <text:p>2443206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180</text:p>
          </table:table-cell>
          <table:table-cell/>
          <table:table-cell office:value-type="float" office:value="24431640" calcext:value-type="float">
            <text:p>2443164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181</text:p>
          </table:table-cell>
          <table:table-cell/>
          <table:table-cell office:value-type="float" office:value="24434864" calcext:value-type="float">
            <text:p>2443486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182</text:p>
          </table:table-cell>
          <table:table-cell/>
          <table:table-cell office:value-type="float" office:value="24432601" calcext:value-type="float">
            <text:p>2443260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183</text:p>
          </table:table-cell>
          <table:table-cell/>
          <table:table-cell office:value-type="float" office:value="24431602" calcext:value-type="float">
            <text:p>2443160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184</text:p>
          </table:table-cell>
          <table:table-cell/>
          <table:table-cell office:value-type="float" office:value="24432532" calcext:value-type="float">
            <text:p>2443253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185</text:p>
          </table:table-cell>
          <table:table-cell/>
          <table:table-cell office:value-type="float" office:value="24431925" calcext:value-type="float">
            <text:p>2443192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186</text:p>
          </table:table-cell>
          <table:table-cell/>
          <table:table-cell office:value-type="float" office:value="24432348" calcext:value-type="float">
            <text:p>24432348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187</text:p>
          </table:table-cell>
          <table:table-cell/>
          <table:table-cell office:value-type="float" office:value="24432788" calcext:value-type="float">
            <text:p>2443278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188</text:p>
          </table:table-cell>
          <table:table-cell/>
          <table:table-cell office:value-type="float" office:value="24431922" calcext:value-type="float">
            <text:p>2443192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189</text:p>
          </table:table-cell>
          <table:table-cell/>
          <table:table-cell office:value-type="float" office:value="24432434" calcext:value-type="float">
            <text:p>2443243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190</text:p>
          </table:table-cell>
          <table:table-cell/>
          <table:table-cell office:value-type="float" office:value="24431665" calcext:value-type="float">
            <text:p>2443166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191</text:p>
          </table:table-cell>
          <table:table-cell/>
          <table:table-cell office:value-type="float" office:value="24432780" calcext:value-type="float">
            <text:p>2443278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192</text:p>
          </table:table-cell>
          <table:table-cell/>
          <table:table-cell office:value-type="float" office:value="24432751" calcext:value-type="float">
            <text:p>2443275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193</text:p>
          </table:table-cell>
          <table:table-cell/>
          <table:table-cell office:value-type="float" office:value="24431671" calcext:value-type="float">
            <text:p>2443167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194</text:p>
          </table:table-cell>
          <table:table-cell/>
          <table:table-cell office:value-type="float" office:value="24432068" calcext:value-type="float">
            <text:p>24432068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195</text:p>
          </table:table-cell>
          <table:table-cell/>
          <table:table-cell office:value-type="float" office:value="24432017" calcext:value-type="float">
            <text:p>2443201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196</text:p>
          </table:table-cell>
          <table:table-cell/>
          <table:table-cell office:value-type="float" office:value="24432099" calcext:value-type="float">
            <text:p>24432099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197</text:p>
          </table:table-cell>
          <table:table-cell/>
          <table:table-cell office:value-type="float" office:value="24448230" calcext:value-type="float">
            <text:p>2444823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198</text:p>
          </table:table-cell>
          <table:table-cell/>
          <table:table-cell office:value-type="float" office:value="24432637" calcext:value-type="float">
            <text:p>2443263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199</text:p>
          </table:table-cell>
          <table:table-cell/>
          <table:table-cell office:value-type="float" office:value="24432115" calcext:value-type="float">
            <text:p>2443211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200</text:p>
          </table:table-cell>
          <table:table-cell/>
          <table:table-cell office:value-type="float" office:value="24432069" calcext:value-type="float">
            <text:p>2443206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201</text:p>
          </table:table-cell>
          <table:table-cell/>
          <table:table-cell office:value-type="float" office:value="24432065" calcext:value-type="float">
            <text:p>2443206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202</text:p>
          </table:table-cell>
          <table:table-cell/>
          <table:table-cell office:value-type="float" office:value="24448203" calcext:value-type="float">
            <text:p>2444820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203</text:p>
          </table:table-cell>
          <table:table-cell/>
          <table:table-cell office:value-type="float" office:value="24432028" calcext:value-type="float">
            <text:p>2443202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204</text:p>
          </table:table-cell>
          <table:table-cell/>
          <table:table-cell office:value-type="float" office:value="24432140" calcext:value-type="float">
            <text:p>2443214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205</text:p>
          </table:table-cell>
          <table:table-cell/>
          <table:table-cell office:value-type="float" office:value="24432562" calcext:value-type="float">
            <text:p>2443256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206</text:p>
          </table:table-cell>
          <table:table-cell/>
          <table:table-cell office:value-type="float" office:value="24448601" calcext:value-type="float">
            <text:p>2444860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207</text:p>
          </table:table-cell>
          <table:table-cell/>
          <table:table-cell office:value-type="float" office:value="24430251" calcext:value-type="float">
            <text:p>2443025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208</text:p>
          </table:table-cell>
          <table:table-cell/>
          <table:table-cell office:value-type="float" office:value="24431512" calcext:value-type="float">
            <text:p>2443151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209</text:p>
          </table:table-cell>
          <table:table-cell/>
          <table:table-cell office:value-type="float" office:value="24431575" calcext:value-type="float">
            <text:p>2443157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210</text:p>
          </table:table-cell>
          <table:table-cell/>
          <table:table-cell office:value-type="float" office:value="24431530" calcext:value-type="float">
            <text:p>2443153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211</text:p>
          </table:table-cell>
          <table:table-cell/>
          <table:table-cell office:value-type="float" office:value="24431620" calcext:value-type="float">
            <text:p>2443162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212</text:p>
          </table:table-cell>
          <table:table-cell/>
          <table:table-cell office:value-type="float" office:value="24431615" calcext:value-type="float">
            <text:p>2443161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213</text:p>
          </table:table-cell>
          <table:table-cell/>
          <table:table-cell office:value-type="float" office:value="24431613" calcext:value-type="float">
            <text:p>2443161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214</text:p>
          </table:table-cell>
          <table:table-cell/>
          <table:table-cell office:value-type="float" office:value="24431520" calcext:value-type="float">
            <text:p>24431520</text:p>
          </table:table-cell>
          <table:table-cell office:value-type="string" calcext:value-type="string">
            <text:p>Это 215 кв?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215</text:p>
          </table:table-cell>
          <table:table-cell/>
          <table:table-cell office:value-type="float" office:value="24431601" calcext:value-type="float">
            <text:p>24431601</text:p>
          </table:table-cell>
          <table:table-cell office:value-type="string" calcext:value-type="string">
            <text:p>Это 214 кв?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216</text:p>
          </table:table-cell>
          <table:table-cell/>
          <table:table-cell office:value-type="float" office:value="24431528" calcext:value-type="float">
            <text:p>2443152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217</text:p>
          </table:table-cell>
          <table:table-cell/>
          <table:table-cell office:value-type="float" office:value="24432108" calcext:value-type="float">
            <text:p>2443210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218</text:p>
          </table:table-cell>
          <table:table-cell/>
          <table:table-cell office:value-type="float" office:value="24435708" calcext:value-type="float">
            <text:p>2443570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219</text:p>
          </table:table-cell>
          <table:table-cell/>
          <table:table-cell office:value-type="float" office:value="24448110" calcext:value-type="float">
            <text:p>2444811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220</text:p>
          </table:table-cell>
          <table:table-cell/>
          <table:table-cell office:value-type="float" office:value="24435743" calcext:value-type="float">
            <text:p>2443574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221</text:p>
          </table:table-cell>
          <table:table-cell/>
          <table:table-cell office:value-type="float" office:value="24432098" calcext:value-type="float">
            <text:p>2443209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222</text:p>
          </table:table-cell>
          <table:table-cell/>
          <table:table-cell office:value-type="float" office:value="24432030" calcext:value-type="float">
            <text:p>2443203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223</text:p>
          </table:table-cell>
          <table:table-cell/>
          <table:table-cell office:value-type="float" office:value="24435709" calcext:value-type="float">
            <text:p>244357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224</text:p>
          </table:table-cell>
          <table:table-cell/>
          <table:table-cell office:value-type="float" office:value="24435701" calcext:value-type="float">
            <text:p>2443570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225</text:p>
          </table:table-cell>
          <table:table-cell/>
          <table:table-cell office:value-type="float" office:value="24448613" calcext:value-type="float">
            <text:p>24448613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226</text:p>
          </table:table-cell>
          <table:table-cell/>
          <table:table-cell office:value-type="float" office:value="24435735" calcext:value-type="float">
            <text:p>24435735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227</text:p>
          </table:table-cell>
          <table:table-cell/>
          <table:table-cell office:value-type="float" office:value="24435753" calcext:value-type="float">
            <text:p>244357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27-228</text:p>
          </table:table-cell>
          <table:table-cell office:value-type="string" calcext:value-type="string">
            <text:p>M227-M228</text:p>
          </table:table-cell>
          <table:table-cell/>
          <table:table-cell office:value-type="float" office:value="24435759" calcext:value-type="float">
            <text:p>24435759</text:p>
          </table:table-cell>
          <table:table-cell office:value-type="string" calcext:value-type="string">
            <text:p>Уточнить что за помещение</text:p>
          </table:table-cell>
          <table:table-cell table:number-columns-repeated="2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M228</text:p>
          </table:table-cell>
          <table:table-cell/>
          <table:table-cell office:value-type="float" office:value="24448371" calcext:value-type="float">
            <text:p>2444837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229</text:p>
          </table:table-cell>
          <table:table-cell/>
          <table:table-cell office:value-type="float" office:value="24431673" calcext:value-type="float">
            <text:p>2443167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230</text:p>
          </table:table-cell>
          <table:table-cell/>
          <table:table-cell office:value-type="float" office:value="24432138" calcext:value-type="float">
            <text:p>2443213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231</text:p>
          </table:table-cell>
          <table:table-cell/>
          <table:table-cell office:value-type="float" office:value="24432116" calcext:value-type="float">
            <text:p>2443211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232</text:p>
          </table:table-cell>
          <table:table-cell/>
          <table:table-cell office:value-type="float" office:value="24432104" calcext:value-type="float">
            <text:p>24432104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233</text:p>
          </table:table-cell>
          <table:table-cell/>
          <table:table-cell office:value-type="float" office:value="24432139" calcext:value-type="float">
            <text:p>2443213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234</text:p>
          </table:table-cell>
          <table:table-cell/>
          <table:table-cell office:value-type="float" office:value="24435741" calcext:value-type="float">
            <text:p>2443574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235</text:p>
          </table:table-cell>
          <table:table-cell/>
          <table:table-cell office:value-type="float" office:value="24435725" calcext:value-type="float">
            <text:p>244357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236</text:p>
          </table:table-cell>
          <table:table-cell/>
          <table:table-cell office:value-type="float" office:value="24431524" calcext:value-type="float">
            <text:p>24431524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237</text:p>
          </table:table-cell>
          <table:table-cell/>
          <table:table-cell office:value-type="float" office:value="24432593" calcext:value-type="float">
            <text:p>2443259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238</text:p>
          </table:table-cell>
          <table:table-cell/>
          <table:table-cell office:value-type="float" office:value="24431776" calcext:value-type="float">
            <text:p>2443177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239</text:p>
          </table:table-cell>
          <table:table-cell/>
          <table:table-cell office:value-type="float" office:value="24432625" calcext:value-type="float">
            <text:p>24432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240</text:p>
          </table:table-cell>
          <table:table-cell/>
          <table:table-cell office:value-type="float" office:value="24431756" calcext:value-type="float">
            <text:p>2443175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241</text:p>
          </table:table-cell>
          <table:table-cell/>
          <table:table-cell office:value-type="float" office:value="24430221" calcext:value-type="float">
            <text:p>2443022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242</text:p>
          </table:table-cell>
          <table:table-cell/>
          <table:table-cell office:value-type="float" office:value="24432335" calcext:value-type="float">
            <text:p>24432335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243</text:p>
          </table:table-cell>
          <table:table-cell/>
          <table:table-cell office:value-type="float" office:value="24432328" calcext:value-type="float">
            <text:p>2443232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244</text:p>
          </table:table-cell>
          <table:table-cell/>
          <table:table-cell office:value-type="float" office:value="24432750" calcext:value-type="float">
            <text:p>2443275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245</text:p>
          </table:table-cell>
          <table:table-cell/>
          <table:table-cell office:value-type="float" office:value="24432338" calcext:value-type="float">
            <text:p>24432338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246</text:p>
          </table:table-cell>
          <table:table-cell/>
          <table:table-cell office:value-type="float" office:value="24432327" calcext:value-type="float">
            <text:p>24432327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247</text:p>
          </table:table-cell>
          <table:table-cell/>
          <table:table-cell office:value-type="float" office:value="24432356" calcext:value-type="float">
            <text:p>2443235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248</text:p>
          </table:table-cell>
          <table:table-cell/>
          <table:table-cell office:value-type="float" office:value="24432820" calcext:value-type="float">
            <text:p>2443282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249</text:p>
          </table:table-cell>
          <table:table-cell/>
          <table:table-cell office:value-type="float" office:value="24432606" calcext:value-type="float">
            <text:p>2443260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250</text:p>
          </table:table-cell>
          <table:table-cell/>
          <table:table-cell office:value-type="float" office:value="24432805" calcext:value-type="float">
            <text:p>2443280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251</text:p>
          </table:table-cell>
          <table:table-cell/>
          <table:table-cell office:value-type="float" office:value="24432765" calcext:value-type="float">
            <text:p>2443276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252</text:p>
          </table:table-cell>
          <table:table-cell/>
          <table:table-cell office:value-type="float" office:value="24432519" calcext:value-type="float">
            <text:p>24432519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253</text:p>
          </table:table-cell>
          <table:table-cell/>
          <table:table-cell office:value-type="float" office:value="24432503" calcext:value-type="float">
            <text:p>2443250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254</text:p>
          </table:table-cell>
          <table:table-cell/>
          <table:table-cell office:value-type="float" office:value="24432608" calcext:value-type="float">
            <text:p>24432608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255</text:p>
          </table:table-cell>
          <table:table-cell/>
          <table:table-cell office:value-type="float" office:value="24432630" calcext:value-type="float">
            <text:p>2443263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256</text:p>
          </table:table-cell>
          <table:table-cell table:number-columns-repeated="2"/>
          <table:table-cell office:value-type="string" calcext:value-type="string">
            <text:p>Квартира отсутствует</text:p>
          </table:table-cell>
          <table:table-cell table:number-columns-repeated="2"/>
        </table:table-row>
      </table:table>
      <table:table table:name="Теплосчетчики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603706" calcext:value-type="float">
            <text:p>1603706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office:value-type="float" office:value="1603705" calcext:value-type="float">
            <text:p>160370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7</text:p>
          </table:table-cell>
          <table:table-cell office:value-type="float" office:value="39500895" calcext:value-type="float">
            <text:p>39500895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8</text:p>
          </table:table-cell>
          <table:table-cell office:value-type="float" office:value="1603707" calcext:value-type="float">
            <text:p>1603707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9</text:p>
          </table:table-cell>
          <table:table-cell office:value-type="float" office:value="1603708" calcext:value-type="float">
            <text:p>1603708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10</text:p>
          </table:table-cell>
          <table:table-cell office:value-type="float" office:value="39500824" calcext:value-type="float">
            <text:p>39500824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11</text:p>
          </table:table-cell>
          <table:table-cell office:value-type="float" office:value="1603701" calcext:value-type="float">
            <text:p>1603701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12</text:p>
          </table:table-cell>
          <table:table-cell office:value-type="float" office:value="39500891" calcext:value-type="float">
            <text:p>39500891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13</text:p>
          </table:table-cell>
          <table:table-cell office:value-type="float" office:value="39500896" calcext:value-type="float">
            <text:p>39500896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14</text:p>
          </table:table-cell>
          <table:table-cell office:value-type="float" office:value="39500893" calcext:value-type="float">
            <text:p>39500893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15</text:p>
          </table:table-cell>
          <table:table-cell office:value-type="float" office:value="39500897" calcext:value-type="float">
            <text:p>39500897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16</text:p>
          </table:table-cell>
          <table:table-cell office:value-type="float" office:value="39500892" calcext:value-type="float">
            <text:p>39500892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17</text:p>
          </table:table-cell>
          <table:table-cell office:value-type="float" office:value="1604291" calcext:value-type="float">
            <text:p>1604291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18</text:p>
          </table:table-cell>
          <table:table-cell office:value-type="float" office:value="1604295" calcext:value-type="float">
            <text:p>1604295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19</text:p>
          </table:table-cell>
          <table:table-cell office:value-type="float" office:value="1604296" calcext:value-type="float">
            <text:p>1604296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20</text:p>
          </table:table-cell>
          <table:table-cell office:value-type="float" office:value="39500501" calcext:value-type="float">
            <text:p>39500501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21</text:p>
          </table:table-cell>
          <table:table-cell office:value-type="float" office:value="1604300" calcext:value-type="float">
            <text:p>160430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22</text:p>
          </table:table-cell>
          <table:table-cell office:value-type="float" office:value="1604298" calcext:value-type="float">
            <text:p>1604298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23</text:p>
          </table:table-cell>
          <table:table-cell office:value-type="float" office:value="39500503" calcext:value-type="float">
            <text:p>39500503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24</text:p>
          </table:table-cell>
          <table:table-cell office:value-type="float" office:value="39500505" calcext:value-type="float">
            <text:p>39500505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25</text:p>
          </table:table-cell>
          <table:table-cell office:value-type="float" office:value="39500502" calcext:value-type="float">
            <text:p>39500502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26</text:p>
          </table:table-cell>
          <table:table-cell office:value-type="float" office:value="1604297" calcext:value-type="float">
            <text:p>1604297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27</text:p>
          </table:table-cell>
          <table:table-cell office:value-type="float" office:value="1604293" calcext:value-type="float">
            <text:p>1604293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28</text:p>
          </table:table-cell>
          <table:table-cell office:value-type="float" office:value="1604294" calcext:value-type="float">
            <text:p>1604294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29</text:p>
          </table:table-cell>
          <table:table-cell office:value-type="float" office:value="1604292" calcext:value-type="float">
            <text:p>160429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30</text:p>
          </table:table-cell>
          <table:table-cell office:value-type="float" office:value="1604299" calcext:value-type="float">
            <text:p>1604299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31</text:p>
          </table:table-cell>
          <table:table-cell office:value-type="float" office:value="1603709" calcext:value-type="float">
            <text:p>1603709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32</text:p>
          </table:table-cell>
          <table:table-cell office:value-type="float" office:value="39500504" calcext:value-type="float">
            <text:p>39500504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P33</text:p>
          </table:table-cell>
          <table:table-cell office:value-type="float" office:value="39502414" calcext:value-type="float">
            <text:p>39502414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34</text:p>
          </table:table-cell>
          <table:table-cell office:value-type="float" office:value="39502411" calcext:value-type="float">
            <text:p>39502411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35</text:p>
          </table:table-cell>
          <table:table-cell office:value-type="float" office:value="39502418" calcext:value-type="float">
            <text:p>39502418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36</text:p>
          </table:table-cell>
          <table:table-cell office:value-type="float" office:value="39502417" calcext:value-type="float">
            <text:p>39502417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37</text:p>
          </table:table-cell>
          <table:table-cell office:value-type="float" office:value="39502416" calcext:value-type="float">
            <text:p>39502416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38</text:p>
          </table:table-cell>
          <table:table-cell office:value-type="float" office:value="39502415" calcext:value-type="float">
            <text:p>39502415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39</text:p>
          </table:table-cell>
          <table:table-cell office:value-type="float" office:value="39502413" calcext:value-type="float">
            <text:p>39502413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40</text:p>
          </table:table-cell>
          <table:table-cell office:value-type="float" office:value="39502412" calcext:value-type="float">
            <text:p>39502412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P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P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P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P45</text:p>
          </table:table-cell>
          <table:table-cell office:value-type="float" office:value="1602313" calcext:value-type="float">
            <text:p>1602313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P46</text:p>
          </table:table-cell>
          <table:table-cell office:value-type="float" office:value="39500509" calcext:value-type="float">
            <text:p>39500509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P47</text:p>
          </table:table-cell>
          <table:table-cell office:value-type="float" office:value="1603764" calcext:value-type="float">
            <text:p>1603764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P48</text:p>
          </table:table-cell>
          <table:table-cell office:value-type="float" office:value="1601225" calcext:value-type="float">
            <text:p>1601225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P49</text:p>
          </table:table-cell>
          <table:table-cell office:value-type="float" office:value="1601226" calcext:value-type="float">
            <text:p>1601226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P50</text:p>
          </table:table-cell>
          <table:table-cell office:value-type="float" office:value="1601223" calcext:value-type="float">
            <text:p>1601223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51</text:p>
          </table:table-cell>
          <table:table-cell office:value-type="float" office:value="39500508" calcext:value-type="float">
            <text:p>39500508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P52</text:p>
          </table:table-cell>
          <table:table-cell office:value-type="float" office:value="39500506" calcext:value-type="float">
            <text:p>39500506</text:p>
          </table:table-cell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53</text:p>
          </table:table-cell>
          <table:table-cell office:value-type="float" office:value="1603753" calcext:value-type="float">
            <text:p>1603753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54</text:p>
          </table:table-cell>
          <table:table-cell office:value-type="float" office:value="1602315" calcext:value-type="float">
            <text:p>1602315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55</text:p>
          </table:table-cell>
          <table:table-cell office:value-type="float" office:value="1602318" calcext:value-type="float">
            <text:p>1602318</text:p>
          </table:table-cell>
          <table:table-cell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56</text:p>
          </table:table-cell>
          <table:table-cell office:value-type="float" office:value="1603794" calcext:value-type="float">
            <text:p>1603794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P57</text:p>
          </table:table-cell>
          <table:table-cell office:value-type="float" office:value="1603791" calcext:value-type="float">
            <text:p>1603791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58</text:p>
          </table:table-cell>
          <table:table-cell office:value-type="float" office:value="1602319" calcext:value-type="float">
            <text:p>1602319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59</text:p>
          </table:table-cell>
          <table:table-cell office:value-type="float" office:value="1602311" calcext:value-type="float">
            <text:p>1602311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P60</text:p>
          </table:table-cell>
          <table:table-cell office:value-type="float" office:value="1603792" calcext:value-type="float">
            <text:p>1603792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P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P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P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P65</text:p>
          </table:table-cell>
          <table:table-cell office:value-type="float" office:value="1603818" calcext:value-type="float">
            <text:p>1603818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P66</text:p>
          </table:table-cell>
          <table:table-cell office:value-type="float" office:value="1604464" calcext:value-type="float">
            <text:p>1604464</text:p>
          </table:table-cell>
          <table:table-cell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P67</text:p>
          </table:table-cell>
          <table:table-cell office:value-type="float" office:value="1604465" calcext:value-type="float">
            <text:p>1604465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68</text:p>
          </table:table-cell>
          <table:table-cell office:value-type="float" office:value="1604461" calcext:value-type="float">
            <text:p>1604461</text:p>
          </table:table-cell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P69</text:p>
          </table:table-cell>
          <table:table-cell office:value-type="float" office:value="1603811" calcext:value-type="float">
            <text:p>1603811</text:p>
          </table:table-cell>
          <table:table-cell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P70</text:p>
          </table:table-cell>
          <table:table-cell office:value-type="float" office:value="1603819" calcext:value-type="float">
            <text:p>1603819</text:p>
          </table:table-cell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71</text:p>
          </table:table-cell>
          <table:table-cell office:value-type="float" office:value="1604463" calcext:value-type="float">
            <text:p>1604463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P73</text:p>
          </table:table-cell>
          <table:table-cell office:value-type="float" office:value="1603816" calcext:value-type="float">
            <text:p>1603816</text:p>
          </table:table-cell>
          <table:table-cell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P74</text:p>
          </table:table-cell>
          <table:table-cell office:value-type="float" office:value="1604469" calcext:value-type="float">
            <text:p>1604469</text:p>
          </table:table-cell>
          <table:table-cell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P75</text:p>
          </table:table-cell>
          <table:table-cell office:value-type="float" office:value="1604470" calcext:value-type="float">
            <text:p>1604470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P76</text:p>
          </table:table-cell>
          <table:table-cell office:value-type="float" office:value="1604462" calcext:value-type="float">
            <text:p>1604462</text:p>
          </table:table-cell>
          <table:table-cell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P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P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P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P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P81</text:p>
          </table:table-cell>
          <table:table-cell office:value-type="float" office:value="1603817" calcext:value-type="float">
            <text:p>1603817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P82</text:p>
          </table:table-cell>
          <table:table-cell office:value-type="float" office:value="39500002" calcext:value-type="float">
            <text:p>39500002</text:p>
          </table:table-cell>
          <table:table-cell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P83</text:p>
          </table:table-cell>
          <table:table-cell office:value-type="float" office:value="39500009" calcext:value-type="float">
            <text:p>39500009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P84</text:p>
          </table:table-cell>
          <table:table-cell office:value-type="float" office:value="1603820" calcext:value-type="float">
            <text:p>1603820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P85</text:p>
          </table:table-cell>
          <table:table-cell office:value-type="float" office:value="39500010" calcext:value-type="float">
            <text:p>39500010</text:p>
          </table:table-cell>
          <table:table-cell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P86</text:p>
          </table:table-cell>
          <table:table-cell office:value-type="float" office:value="1604216" calcext:value-type="float">
            <text:p>1604216</text:p>
          </table:table-cell>
          <table:table-cell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P87</text:p>
          </table:table-cell>
          <table:table-cell office:value-type="float" office:value="39500006" calcext:value-type="float">
            <text:p>39500006</text:p>
          </table:table-cell>
          <table:table-cell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P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P89</text:p>
          </table:table-cell>
          <table:table-cell office:value-type="float" office:value="1604218" calcext:value-type="float">
            <text:p>1604218</text:p>
          </table:table-cell>
          <table:table-cell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P90</text:p>
          </table:table-cell>
          <table:table-cell office:value-type="float" office:value="1604214" calcext:value-type="float">
            <text:p>1604214</text:p>
          </table:table-cell>
          <table:table-cell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P91</text:p>
          </table:table-cell>
          <table:table-cell office:value-type="float" office:value="1604213" calcext:value-type="float">
            <text:p>1604213</text:p>
          </table:table-cell>
          <table:table-cell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P92</text:p>
          </table:table-cell>
          <table:table-cell office:value-type="float" office:value="1604215" calcext:value-type="float">
            <text:p>1604215</text:p>
          </table:table-cell>
          <table:table-cell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P93</text:p>
          </table:table-cell>
          <table:table-cell office:value-type="float" office:value="1604217" calcext:value-type="float">
            <text:p>1604217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P94</text:p>
          </table:table-cell>
          <table:table-cell office:value-type="float" office:value="1604212" calcext:value-type="float">
            <text:p>1604212</text:p>
          </table:table-cell>
          <table:table-cell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P95</text:p>
          </table:table-cell>
          <table:table-cell office:value-type="float" office:value="39500001" calcext:value-type="float">
            <text:p>39500001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P96</text:p>
          </table:table-cell>
          <table:table-cell office:value-type="float" office:value="1604211" calcext:value-type="float">
            <text:p>1604211</text:p>
          </table:table-cell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P97</text:p>
          </table:table-cell>
          <table:table-cell office:value-type="float" office:value="1603886" calcext:value-type="float">
            <text:p>1603886</text:p>
          </table:table-cell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P98</text:p>
          </table:table-cell>
          <table:table-cell office:value-type="float" office:value="1603889" calcext:value-type="float">
            <text:p>1603889</text:p>
          </table:table-cell>
          <table:table-cell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P99</text:p>
          </table:table-cell>
          <table:table-cell office:value-type="float" office:value="1604434" calcext:value-type="float">
            <text:p>1604434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P100</text:p>
          </table:table-cell>
          <table:table-cell office:value-type="float" office:value="1604432" calcext:value-type="float">
            <text:p>1604432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P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P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P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P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P105</text:p>
          </table:table-cell>
          <table:table-cell office:value-type="float" office:value="1604440" calcext:value-type="float">
            <text:p>1604440</text:p>
          </table:table-cell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P106</text:p>
          </table:table-cell>
          <table:table-cell office:value-type="float" office:value="1604439" calcext:value-type="float">
            <text:p>1604439</text:p>
          </table:table-cell>
          <table:table-cell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P107</text:p>
          </table:table-cell>
          <table:table-cell office:value-type="float" office:value="1603885" calcext:value-type="float">
            <text:p>1603885</text:p>
          </table:table-cell>
          <table:table-cell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P108</text:p>
          </table:table-cell>
          <table:table-cell office:value-type="float" office:value="1603884" calcext:value-type="float">
            <text:p>1603884</text:p>
          </table:table-cell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P109</text:p>
          </table:table-cell>
          <table:table-cell office:value-type="float" office:value="1603882" calcext:value-type="float">
            <text:p>1603882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P110</text:p>
          </table:table-cell>
          <table:table-cell office:value-type="float" office:value="1603987" calcext:value-type="float">
            <text:p>1603987</text:p>
          </table:table-cell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P111</text:p>
          </table:table-cell>
          <table:table-cell office:value-type="float" office:value="1604436" calcext:value-type="float">
            <text:p>1604436</text:p>
          </table:table-cell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P112</text:p>
          </table:table-cell>
          <table:table-cell office:value-type="float" office:value="1603888" calcext:value-type="float">
            <text:p>1603888</text:p>
          </table:table-cell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P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P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P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P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P117</text:p>
          </table:table-cell>
          <table:table-cell office:value-type="float" office:value="1604283" calcext:value-type="float">
            <text:p>1604283</text:p>
          </table:table-cell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P118</text:p>
          </table:table-cell>
          <table:table-cell office:value-type="float" office:value="1604120" calcext:value-type="float">
            <text:p>1604120</text:p>
          </table:table-cell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P119</text:p>
          </table:table-cell>
          <table:table-cell office:value-type="float" office:value="1604290" calcext:value-type="float">
            <text:p>1604290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P120</text:p>
          </table:table-cell>
          <table:table-cell office:value-type="float" office:value="1604116" calcext:value-type="float">
            <text:p>1604116</text:p>
          </table:table-cell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P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P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P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P125</text:p>
          </table:table-cell>
          <table:table-cell office:value-type="float" office:value="1604285" calcext:value-type="float">
            <text:p>1604285</text:p>
          </table:table-cell>
          <table:table-cell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P126</text:p>
          </table:table-cell>
          <table:table-cell office:value-type="float" office:value="1604287" calcext:value-type="float">
            <text:p>1604287</text:p>
          </table:table-cell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P127</text:p>
          </table:table-cell>
          <table:table-cell office:value-type="float" office:value="1604286" calcext:value-type="float">
            <text:p>1604286</text:p>
          </table:table-cell>
          <table:table-cell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P128</text:p>
          </table:table-cell>
          <table:table-cell office:value-type="float" office:value="1604281" calcext:value-type="float">
            <text:p>1604281</text:p>
          </table:table-cell>
          <table:table-cell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P129</text:p>
          </table:table-cell>
          <table:table-cell office:value-type="float" office:value="1602226" calcext:value-type="float">
            <text:p>1602226</text:p>
          </table:table-cell>
          <table:table-cell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P130</text:p>
          </table:table-cell>
          <table:table-cell office:value-type="float" office:value="28500212" calcext:value-type="float">
            <text:p>28500212</text:p>
          </table:table-cell>
          <table:table-cell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131</text:p>
          </table:table-cell>
          <table:table-cell office:value-type="float" office:value="1602223" calcext:value-type="float">
            <text:p>1602223</text:p>
          </table:table-cell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P132</text:p>
          </table:table-cell>
          <table:table-cell office:value-type="float" office:value="1604408" calcext:value-type="float">
            <text:p>1604408</text:p>
          </table:table-cell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P133</text:p>
          </table:table-cell>
          <table:table-cell office:value-type="float" office:value="1602221" calcext:value-type="float">
            <text:p>1602221</text:p>
          </table:table-cell>
          <table:table-cell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134</text:p>
          </table:table-cell>
          <table:table-cell office:value-type="float" office:value="1602230" calcext:value-type="float">
            <text:p>1602230</text:p>
          </table:table-cell>
          <table:table-cell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P135</text:p>
          </table:table-cell>
          <table:table-cell office:value-type="float" office:value="1602798" calcext:value-type="float">
            <text:p>1602798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P136</text:p>
          </table:table-cell>
          <table:table-cell office:value-type="float" office:value="1602222" calcext:value-type="float">
            <text:p>1602222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P137</text:p>
          </table:table-cell>
          <table:table-cell office:value-type="float" office:value="1602797" calcext:value-type="float">
            <text:p>1602797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P138</text:p>
          </table:table-cell>
          <table:table-cell office:value-type="float" office:value="1602225" calcext:value-type="float">
            <text:p>1602225</text:p>
          </table:table-cell>
          <table:table-cell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P139</text:p>
          </table:table-cell>
          <table:table-cell office:value-type="float" office:value="1609796" calcext:value-type="float">
            <text:p>1609796</text:p>
          </table:table-cell>
          <table:table-cell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P140</text:p>
          </table:table-cell>
          <table:table-cell office:value-type="float" office:value="1602228" calcext:value-type="float">
            <text:p>1602228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P141</text:p>
          </table:table-cell>
          <table:table-cell office:value-type="float" office:value="1602227" calcext:value-type="float">
            <text:p>1602227</text:p>
          </table:table-cell>
          <table:table-cell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P142</text:p>
          </table:table-cell>
          <table:table-cell office:value-type="float" office:value="1602229" calcext:value-type="float">
            <text:p>1602229</text:p>
          </table:table-cell>
          <table:table-cell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143</text:p>
          </table:table-cell>
          <table:table-cell office:value-type="float" office:value="1602224" calcext:value-type="float">
            <text:p>1602224</text:p>
          </table:table-cell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P144</text:p>
          </table:table-cell>
          <table:table-cell office:value-type="float" office:value="1603799" calcext:value-type="float">
            <text:p>1603799</text:p>
          </table:table-cell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P145</text:p>
          </table:table-cell>
          <table:table-cell office:value-type="float" office:value="28500218" calcext:value-type="float">
            <text:p>28500218</text:p>
          </table:table-cell>
          <table:table-cell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P146</text:p>
          </table:table-cell>
          <table:table-cell office:value-type="float" office:value="1603715" calcext:value-type="float">
            <text:p>1603715</text:p>
          </table:table-cell>
          <table:table-cell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P147</text:p>
          </table:table-cell>
          <table:table-cell office:value-type="float" office:value="1603718" calcext:value-type="float">
            <text:p>1603718</text:p>
          </table:table-cell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P148</text:p>
          </table:table-cell>
          <table:table-cell office:value-type="float" office:value="1603714" calcext:value-type="float">
            <text:p>1603714</text:p>
          </table:table-cell>
          <table:table-cell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P149</text:p>
          </table:table-cell>
          <table:table-cell office:value-type="float" office:value="1603717" calcext:value-type="float">
            <text:p>1603717</text:p>
          </table:table-cell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P150</text:p>
          </table:table-cell>
          <table:table-cell office:value-type="float" office:value="1603716" calcext:value-type="float">
            <text:p>1603716</text:p>
          </table:table-cell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P151</text:p>
          </table:table-cell>
          <table:table-cell office:value-type="float" office:value="1603720" calcext:value-type="float">
            <text:p>1603720</text:p>
          </table:table-cell>
          <table:table-cell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P152</text:p>
          </table:table-cell>
          <table:table-cell office:value-type="float" office:value="1603719" calcext:value-type="float">
            <text:p>1603719</text:p>
          </table:table-cell>
          <table:table-cell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153</text:p>
          </table:table-cell>
          <table:table-cell office:value-type="float" office:value="28500219" calcext:value-type="float">
            <text:p>28500219</text:p>
          </table:table-cell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P154</text:p>
          </table:table-cell>
          <table:table-cell office:value-type="float" office:value="28500215" calcext:value-type="float">
            <text:p>28500215</text:p>
          </table:table-cell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P155</text:p>
          </table:table-cell>
          <table:table-cell office:value-type="float" office:value="28500217" calcext:value-type="float">
            <text:p>28500217</text:p>
          </table:table-cell>
          <table:table-cell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P156</text:p>
          </table:table-cell>
          <table:table-cell office:value-type="float" office:value="28500211" calcext:value-type="float">
            <text:p>28500211</text:p>
          </table:table-cell>
          <table:table-cell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P157</text:p>
          </table:table-cell>
          <table:table-cell office:value-type="float" office:value="1603712" calcext:value-type="float">
            <text:p>1603712</text:p>
          </table:table-cell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158</text:p>
          </table:table-cell>
          <table:table-cell office:value-type="float" office:value="1603713" calcext:value-type="float">
            <text:p>1603713</text:p>
          </table:table-cell>
          <table:table-cell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P159</text:p>
          </table:table-cell>
          <table:table-cell office:value-type="float" office:value="1603711" calcext:value-type="float">
            <text:p>1603711</text:p>
          </table:table-cell>
          <table:table-cell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P160</text:p>
          </table:table-cell>
          <table:table-cell office:value-type="float" office:value="28500214" calcext:value-type="float">
            <text:p>28500214</text:p>
          </table:table-cell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161</text:p>
          </table:table-cell>
          <table:table-cell office:value-type="float" office:value="1604268" calcext:value-type="float">
            <text:p>1604268</text:p>
          </table:table-cell>
          <table:table-cell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P162</text:p>
          </table:table-cell>
          <table:table-cell office:value-type="float" office:value="1604362" calcext:value-type="float">
            <text:p>1604362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163</text:p>
          </table:table-cell>
          <table:table-cell office:value-type="float" office:value="1604265" calcext:value-type="float">
            <text:p>1604265</text:p>
          </table:table-cell>
          <table:table-cell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P164</text:p>
          </table:table-cell>
          <table:table-cell office:value-type="float" office:value="1604263" calcext:value-type="float">
            <text:p>1604263</text:p>
          </table:table-cell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P165</text:p>
          </table:table-cell>
          <table:table-cell office:value-type="float" office:value="28500216" calcext:value-type="float">
            <text:p>28500216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P166</text:p>
          </table:table-cell>
          <table:table-cell office:value-type="float" office:value="1604267" calcext:value-type="float">
            <text:p>1604267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167</text:p>
          </table:table-cell>
          <table:table-cell office:value-type="float" office:value="28500213" calcext:value-type="float">
            <text:p>28500213</text:p>
          </table:table-cell>
          <table:table-cell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P168</text:p>
          </table:table-cell>
          <table:table-cell office:value-type="float" office:value="1604467" calcext:value-type="float">
            <text:p>1604467</text:p>
          </table:table-cell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P169</text:p>
          </table:table-cell>
          <table:table-cell office:value-type="float" office:value="1604466" calcext:value-type="float">
            <text:p>1604466</text:p>
          </table:table-cell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P170</text:p>
          </table:table-cell>
          <table:table-cell office:value-type="float" office:value="1604266" calcext:value-type="float">
            <text:p>1604266</text:p>
          </table:table-cell>
          <table:table-cell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P171</text:p>
          </table:table-cell>
          <table:table-cell office:value-type="float" office:value="28500220" calcext:value-type="float">
            <text:p>28500220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P172</text:p>
          </table:table-cell>
          <table:table-cell office:value-type="float" office:value="1604468" calcext:value-type="float">
            <text:p>1604468</text:p>
          </table:table-cell>
          <table:table-cell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P173</text:p>
          </table:table-cell>
          <table:table-cell office:value-type="float" office:value="1604770" calcext:value-type="float">
            <text:p>1604770</text:p>
          </table:table-cell>
          <table:table-cell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P174</text:p>
          </table:table-cell>
          <table:table-cell office:value-type="float" office:value="1604269" calcext:value-type="float">
            <text:p>1604269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P175</text:p>
          </table:table-cell>
          <table:table-cell office:value-type="float" office:value="1604261" calcext:value-type="float">
            <text:p>1604261</text:p>
          </table:table-cell>
          <table:table-cell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P176</text:p>
          </table:table-cell>
          <table:table-cell office:value-type="float" office:value="1604264" calcext:value-type="float">
            <text:p>1604264</text:p>
          </table:table-cell>
          <table:table-cell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P177</text:p>
          </table:table-cell>
          <table:table-cell office:value-type="float" office:value="28500971" calcext:value-type="float">
            <text:p>28500971</text:p>
          </table:table-cell>
          <table:table-cell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P178</text:p>
          </table:table-cell>
          <table:table-cell office:value-type="float" office:value="1602296" calcext:value-type="float">
            <text:p>1602296</text:p>
          </table:table-cell>
          <table:table-cell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P179</text:p>
          </table:table-cell>
          <table:table-cell office:value-type="float" office:value="28500928" calcext:value-type="float">
            <text:p>28500928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P180</text:p>
          </table:table-cell>
          <table:table-cell office:value-type="float" office:value="1602293" calcext:value-type="float">
            <text:p>1602293</text:p>
          </table:table-cell>
          <table:table-cell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P181</text:p>
          </table:table-cell>
          <table:table-cell office:value-type="float" office:value="28500975" calcext:value-type="float">
            <text:p>28500975</text:p>
          </table:table-cell>
          <table:table-cell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P182</text:p>
          </table:table-cell>
          <table:table-cell office:value-type="float" office:value="1602293" calcext:value-type="float">
            <text:p>1602293</text:p>
          </table:table-cell>
          <table:table-cell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P183</text:p>
          </table:table-cell>
          <table:table-cell office:value-type="float" office:value="28500972" calcext:value-type="float">
            <text:p>28500972</text:p>
          </table:table-cell>
          <table:table-cell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P184</text:p>
          </table:table-cell>
          <table:table-cell office:value-type="float" office:value="1602291" calcext:value-type="float">
            <text:p>1602291</text:p>
          </table:table-cell>
          <table:table-cell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P185</text:p>
          </table:table-cell>
          <table:table-cell office:value-type="float" office:value="28500979" calcext:value-type="float">
            <text:p>28500979</text:p>
          </table:table-cell>
          <table:table-cell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P186</text:p>
          </table:table-cell>
          <table:table-cell office:value-type="float" office:value="28500980" calcext:value-type="float">
            <text:p>28500980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P187</text:p>
          </table:table-cell>
          <table:table-cell office:value-type="float" office:value="28500974" calcext:value-type="float">
            <text:p>28500974</text:p>
          </table:table-cell>
          <table:table-cell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P188</text:p>
          </table:table-cell>
          <table:table-cell office:value-type="float" office:value="28500975" calcext:value-type="float">
            <text:p>28500975</text:p>
          </table:table-cell>
          <table:table-cell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P189</text:p>
          </table:table-cell>
          <table:table-cell office:value-type="float" office:value="1602295" calcext:value-type="float">
            <text:p>1602295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P190</text:p>
          </table:table-cell>
          <table:table-cell office:value-type="float" office:value="1602292" calcext:value-type="float">
            <text:p>1602292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P191</text:p>
          </table:table-cell>
          <table:table-cell office:value-type="float" office:value="28500973" calcext:value-type="float">
            <text:p>28500973</text:p>
          </table:table-cell>
          <table:table-cell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P192</text:p>
          </table:table-cell>
          <table:table-cell office:value-type="float" office:value="28500977" calcext:value-type="float">
            <text:p>28500977</text:p>
          </table:table-cell>
          <table:table-cell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P193</text:p>
          </table:table-cell>
          <table:table-cell office:value-type="float" office:value="1603869" calcext:value-type="float">
            <text:p>1603869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P194</text:p>
          </table:table-cell>
          <table:table-cell office:value-type="float" office:value="28500044" calcext:value-type="float">
            <text:p>28500044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P195</text:p>
          </table:table-cell>
          <table:table-cell office:value-type="float" office:value="28500042" calcext:value-type="float">
            <text:p>28500042</text:p>
          </table:table-cell>
          <table:table-cell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P196</text:p>
          </table:table-cell>
          <table:table-cell office:value-type="float" office:value="1603864" calcext:value-type="float">
            <text:p>1603864</text:p>
          </table:table-cell>
          <table:table-cell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P197</text:p>
          </table:table-cell>
          <table:table-cell office:value-type="float" office:value="1603861" calcext:value-type="float">
            <text:p>1603861</text:p>
          </table:table-cell>
          <table:table-cell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P198</text:p>
          </table:table-cell>
          <table:table-cell office:value-type="float" office:value="28500046" calcext:value-type="float">
            <text:p>28500046</text:p>
          </table:table-cell>
          <table:table-cell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P199</text:p>
          </table:table-cell>
          <table:table-cell office:value-type="float" office:value="28500082" calcext:value-type="float">
            <text:p>28500082</text:p>
          </table:table-cell>
          <table:table-cell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P200</text:p>
          </table:table-cell>
          <table:table-cell office:value-type="float" office:value="1603863" calcext:value-type="float">
            <text:p>1603863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P201</text:p>
          </table:table-cell>
          <table:table-cell office:value-type="float" office:value="1603862" calcext:value-type="float">
            <text:p>1603862</text:p>
          </table:table-cell>
          <table:table-cell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P202</text:p>
          </table:table-cell>
          <table:table-cell office:value-type="float" office:value="39500816" calcext:value-type="float">
            <text:p>39500816</text:p>
          </table:table-cell>
          <table:table-cell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P203</text:p>
          </table:table-cell>
          <table:table-cell office:value-type="float" office:value="28500049" calcext:value-type="float">
            <text:p>28500049</text:p>
          </table:table-cell>
          <table:table-cell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P204</text:p>
          </table:table-cell>
          <table:table-cell office:value-type="float" office:value="1603866" calcext:value-type="float">
            <text:p>1603866</text:p>
          </table:table-cell>
          <table:table-cell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P205</text:p>
          </table:table-cell>
          <table:table-cell office:value-type="float" office:value="1604219" calcext:value-type="float">
            <text:p>1604219</text:p>
          </table:table-cell>
          <table:table-cell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P206</text:p>
          </table:table-cell>
          <table:table-cell office:value-type="float" office:value="39500819" calcext:value-type="float">
            <text:p>39500819</text:p>
          </table:table-cell>
          <table:table-cell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P207</text:p>
          </table:table-cell>
          <table:table-cell office:value-type="float" office:value="39500811" calcext:value-type="float">
            <text:p>39500811</text:p>
          </table:table-cell>
          <table:table-cell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P208</text:p>
          </table:table-cell>
          <table:table-cell office:value-type="float" office:value="1602297" calcext:value-type="float">
            <text:p>1602297</text:p>
          </table:table-cell>
          <table:table-cell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P209</text:p>
          </table:table-cell>
          <table:table-cell office:value-type="float" office:value="1602298" calcext:value-type="float">
            <text:p>1602298</text:p>
          </table:table-cell>
          <table:table-cell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P210</text:p>
          </table:table-cell>
          <table:table-cell office:value-type="float" office:value="28500041" calcext:value-type="float">
            <text:p>28500041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P211</text:p>
          </table:table-cell>
          <table:table-cell office:value-type="float" office:value="39500818" calcext:value-type="float">
            <text:p>39500818</text:p>
          </table:table-cell>
          <table:table-cell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P212</text:p>
          </table:table-cell>
          <table:table-cell office:value-type="float" office:value="1603849" calcext:value-type="float">
            <text:p>1603849</text:p>
          </table:table-cell>
          <table:table-cell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P213</text:p>
          </table:table-cell>
          <table:table-cell office:value-type="float" office:value="1604220" calcext:value-type="float">
            <text:p>1604220</text:p>
          </table:table-cell>
          <table:table-cell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P214</text:p>
          </table:table-cell>
          <table:table-cell office:value-type="float" office:value="39500815" calcext:value-type="float">
            <text:p>39500815</text:p>
          </table:table-cell>
          <table:table-cell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P215</text:p>
          </table:table-cell>
          <table:table-cell office:value-type="float" office:value="39500820" calcext:value-type="float">
            <text:p>39500820</text:p>
          </table:table-cell>
          <table:table-cell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P216</text:p>
          </table:table-cell>
          <table:table-cell office:value-type="float" office:value="1604117" calcext:value-type="float">
            <text:p>1604117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P217</text:p>
          </table:table-cell>
          <table:table-cell office:value-type="float" office:value="1602299" calcext:value-type="float">
            <text:p>1602299</text:p>
          </table:table-cell>
          <table:table-cell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P218</text:p>
          </table:table-cell>
          <table:table-cell office:value-type="float" office:value="39500813" calcext:value-type="float">
            <text:p>39500813</text:p>
          </table:table-cell>
          <table:table-cell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P219</text:p>
          </table:table-cell>
          <table:table-cell office:value-type="float" office:value="39500817" calcext:value-type="float">
            <text:p>39500817</text:p>
          </table:table-cell>
          <table:table-cell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P220</text:p>
          </table:table-cell>
          <table:table-cell office:value-type="float" office:value="1602300" calcext:value-type="float">
            <text:p>1602300</text:p>
          </table:table-cell>
          <table:table-cell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P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P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P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P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P225</text:p>
          </table:table-cell>
          <table:table-cell office:value-type="float" office:value="39500517" calcext:value-type="float">
            <text:p>39500517</text:p>
          </table:table-cell>
          <table:table-cell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P226</text:p>
          </table:table-cell>
          <table:table-cell office:value-type="float" office:value="1604113" calcext:value-type="float">
            <text:p>1604113</text:p>
          </table:table-cell>
          <table:table-cell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P227</text:p>
          </table:table-cell>
          <table:table-cell office:value-type="float" office:value="1604114" calcext:value-type="float">
            <text:p>1604114</text:p>
          </table:table-cell>
          <table:table-cell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P228</text:p>
          </table:table-cell>
          <table:table-cell office:value-type="float" office:value="39500514" calcext:value-type="float">
            <text:p>39500514</text:p>
          </table:table-cell>
          <table:table-cell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P229</text:p>
          </table:table-cell>
          <table:table-cell office:value-type="float" office:value="1604111" calcext:value-type="float">
            <text:p>1604111</text:p>
          </table:table-cell>
          <table:table-cell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P230</text:p>
          </table:table-cell>
          <table:table-cell office:value-type="float" office:value="39500519" calcext:value-type="float">
            <text:p>39500519</text:p>
          </table:table-cell>
          <table:table-cell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P231</text:p>
          </table:table-cell>
          <table:table-cell office:value-type="float" office:value="39500515" calcext:value-type="float">
            <text:p>39500515</text:p>
          </table:table-cell>
          <table:table-cell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P232</text:p>
          </table:table-cell>
          <table:table-cell office:value-type="float" office:value="1604104" calcext:value-type="float">
            <text:p>1604104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P233</text:p>
          </table:table-cell>
          <table:table-cell office:value-type="float" office:value="1604119" calcext:value-type="float">
            <text:p>1604119</text:p>
          </table:table-cell>
          <table:table-cell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P234</text:p>
          </table:table-cell>
          <table:table-cell office:value-type="float" office:value="39500512" calcext:value-type="float">
            <text:p>39500512</text:p>
          </table:table-cell>
          <table:table-cell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P235</text:p>
          </table:table-cell>
          <table:table-cell office:value-type="float" office:value="39500812" calcext:value-type="float">
            <text:p>39500812</text:p>
          </table:table-cell>
          <table:table-cell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P236</text:p>
          </table:table-cell>
          <table:table-cell office:value-type="float" office:value="1604116" calcext:value-type="float">
            <text:p>1604116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P237</text:p>
          </table:table-cell>
          <table:table-cell office:value-type="float" office:value="1604110" calcext:value-type="float">
            <text:p>1604110</text:p>
          </table:table-cell>
          <table:table-cell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P238</text:p>
          </table:table-cell>
          <table:table-cell office:value-type="float" office:value="39500814" calcext:value-type="float">
            <text:p>39500814</text:p>
          </table:table-cell>
          <table:table-cell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P239</text:p>
          </table:table-cell>
          <table:table-cell office:value-type="float" office:value="28500045" calcext:value-type="float">
            <text:p>28500045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P240</text:p>
          </table:table-cell>
          <table:table-cell office:value-type="float" office:value="1604282" calcext:value-type="float">
            <text:p>1604282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P241</text:p>
          </table:table-cell>
          <table:table-cell office:value-type="float" office:value="1604103" calcext:value-type="float">
            <text:p>1604103</text:p>
          </table:table-cell>
          <table:table-cell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P242</text:p>
          </table:table-cell>
          <table:table-cell office:value-type="float" office:value="39500518" calcext:value-type="float">
            <text:p>39500518</text:p>
          </table:table-cell>
          <table:table-cell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P243</text:p>
          </table:table-cell>
          <table:table-cell office:value-type="float" office:value="28500043" calcext:value-type="float">
            <text:p>28500043</text:p>
          </table:table-cell>
          <table:table-cell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P244</text:p>
          </table:table-cell>
          <table:table-cell office:value-type="float" office:value="1604701" calcext:value-type="float">
            <text:p>1604701</text:p>
          </table:table-cell>
          <table:table-cell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P245</text:p>
          </table:table-cell>
          <table:table-cell office:value-type="float" office:value="1604106" calcext:value-type="float">
            <text:p>1604106</text:p>
          </table:table-cell>
          <table:table-cell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P246</text:p>
          </table:table-cell>
          <table:table-cell office:value-type="float" office:value="39500520" calcext:value-type="float">
            <text:p>39500520</text:p>
          </table:table-cell>
          <table:table-cell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P247</text:p>
          </table:table-cell>
          <table:table-cell office:value-type="float" office:value="39500513" calcext:value-type="float">
            <text:p>39500513</text:p>
          </table:table-cell>
          <table:table-cell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P248</text:p>
          </table:table-cell>
          <table:table-cell office:value-type="float" office:value="1603870" calcext:value-type="float">
            <text:p>1603870</text:p>
          </table:table-cell>
          <table:table-cell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P249</text:p>
          </table:table-cell>
          <table:table-cell office:value-type="float" office:value="1603865" calcext:value-type="float">
            <text:p>1603865</text:p>
          </table:table-cell>
          <table:table-cell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P250</text:p>
          </table:table-cell>
          <table:table-cell office:value-type="float" office:value="28500048" calcext:value-type="float">
            <text:p>28500048</text:p>
          </table:table-cell>
          <table:table-cell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P251</text:p>
          </table:table-cell>
          <table:table-cell office:value-type="float" office:value="28500050" calcext:value-type="float">
            <text:p>28500050</text:p>
          </table:table-cell>
          <table:table-cell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P252</text:p>
          </table:table-cell>
          <table:table-cell office:value-type="float" office:value="1604107" calcext:value-type="float">
            <text:p>1604107</text:p>
          </table:table-cell>
          <table:table-cell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P253</text:p>
          </table:table-cell>
          <table:table-cell office:value-type="float" office:value="1603868" calcext:value-type="float">
            <text:p>1603868</text:p>
          </table:table-cell>
          <table:table-cell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P254</text:p>
          </table:table-cell>
          <table:table-cell office:value-type="float" office:value="1604667" calcext:value-type="float">
            <text:p>1604667</text:p>
          </table:table-cell>
          <table:table-cell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P255</text:p>
          </table:table-cell>
          <table:table-cell office:value-type="float" office:value="1604115" calcext:value-type="float">
            <text:p>1604115</text:p>
          </table:table-cell>
          <table:table-cell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P256</text:p>
          </table:table-cell>
          <table:table-cell office:value-type="float" office:value="1604102" calcext:value-type="float">
            <text:p>1604102</text:p>
          </table:table-cell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.00.0000</text:date>, <text:time style:data-style-name="N2" text:time-value="17:45:44.17104748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1:28:17.08</meta:creation-date>
    <meta:generator>LibreOffice/5.1.6.2$Linux_X86_64 LibreOffice_project/10m0$Build-2</meta:generator>
    <dc:date>2018-02-26T17:46:04.258433227</dc:date>
    <meta:editing-duration>PT1H6M6S</meta:editing-duration>
    <meta:editing-cycles>13</meta:editing-cycles>
    <meta:document-statistic meta:table-count="3" meta:cell-count="1584" meta:object-count="0"/>
  </office:meta>
</office:document-meta>
</file>